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0.06cm" svg:height="7.257cm" svg:x="0.549cm" svg:y="1.653cm">
            <draw:object draw:notify-on-update-of-ranges="Sheet1.B3:Sheet1.B46 Sheet1.C3:Sheet1.C4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9.758cm" svg:height="7.229cm" svg:x="10.473cm" svg:y="1.601cm">
            <draw:object draw:notify-on-update-of-ranges="Sheet1.F3:Sheet1.F46 Sheet1.G3:Sheet1.G4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9.455cm" svg:height="7.229cm" svg:x="20.121cm" svg:y="1.628cm">
            <draw:object draw:notify-on-update-of-ranges="Sheet1.J3:Sheet1.J46 Sheet1.K3:Sheet1.K4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Population Fitness</text:p>
          </table:table-cell>
          <table:table-cell office:value-type="string">
            <text:p>Generation</text:p>
          </table:table-cell>
          <table:table-cell table:number-columns-repeated="2"/>
          <table:table-cell office:value-type="string">
            <text:p>Population Fitness</text:p>
          </table:table-cell>
          <table:table-cell office:value-type="string">
            <text:p>Generation</text:p>
          </table:table-cell>
          <table:table-cell table:number-columns-repeated="2"/>
          <table:table-cell office:value-type="string">
            <text:p>Population Fitness</text:p>
          </table:table-cell>
          <table:table-cell office:value-type="string">
            <text:p>Generation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30">
            <text:p>30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80">
            <text:p>80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10">
            <text:p>110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110">
            <text:p>110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20">
            <text:p>120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120">
            <text:p>120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30">
            <text:p>130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130">
            <text:p>130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40">
            <text:p>140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50">
            <text:p>150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float" office:value="150">
            <text:p>150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60">
            <text:p>160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float" office:value="160">
            <text:p>160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float" office:value="170">
            <text:p>170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90">
            <text:p>190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float" office:value="190">
            <text:p>190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210">
            <text:p>210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float" office:value="210">
            <text:p>210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220">
            <text:p>220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float" office:value="220">
            <text:p>220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230">
            <text:p>230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float" office:value="230">
            <text:p>230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240">
            <text:p>240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240">
            <text:p>240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260">
            <text:p>260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260">
            <text:p>260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270">
            <text:p>270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270">
            <text:p>270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280">
            <text:p>280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280">
            <text:p>280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290">
            <text:p>290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290">
            <text:p>290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300">
            <text:p>300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300">
            <text:p>300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310">
            <text:p>310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310">
            <text:p>310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320">
            <text:p>320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320">
            <text:p>320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330">
            <text:p>330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330">
            <text:p>330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340">
            <text:p>340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340">
            <text:p>340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350">
            <text:p>350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350">
            <text:p>350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360">
            <text:p>360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360">
            <text:p>360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370">
            <text:p>370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370">
            <text:p>370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370">
            <text:p>370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380">
            <text:p>380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380">
            <text:p>380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380">
            <text:p>380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390">
            <text:p>390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390">
            <text:p>390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400">
            <text:p>400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400">
            <text:p>400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410">
            <text:p>410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410">
            <text:p>410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410">
            <text:p>410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420">
            <text:p>420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420">
            <text:p>420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430">
            <text:p>430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430">
            <text:p>430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float" office:value="430">
            <text:p>430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W Wormald</meta:initial-creator>
    <meta:creation-date>2014-01-07T16:44:33</meta:creation-date>
    <dc:date>2014-01-07T21:02:58</dc:date>
    <dc:creator>TW Wormald</dc:creator>
    <meta:editing-duration>PT3H24M3S</meta:editing-duration>
    <meta:editing-cycles>3</meta:editing-cycles>
    <meta:generator>LibreOffice/3.5$Linux_X86_64 LibreOffice_project/350m1$Build-2</meta:generator>
    <meta:document-statistic meta:table-count="3" meta:cell-count="27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0.061cm" svg:height="7.258cm" xlink:href=".." xlink:type="simple" chart:class="chart:scatter" chart:style-name="ch1">
        <chart:plot-area chart:style-name="ch2" table:cell-range-address="Sheet1.B3:Sheet1.C46" svg:x="0.651cm" svg:y="0.715cm" svg:width="9.008cm" svg:height="5.978cm">
          <chartooo:coordinate-region svg:x="1.458cm" svg:y="0.914cm" svg:width="8.014cm" svg:height="5.13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C3:Sheet1.C46" chart:class="chart:scatter">
            <chart:domain table:cell-range-address="Sheet1.B3:Sheet1.B46"/>
            <chart:data-point chart:repeated="4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B3:Sheet1.B46</svg:desc>
                </draw:g>
              </table:table-cell>
              <table:table-cell office:value-type="float" office:value="0">
                <text:p>0</text:p>
                <draw:g>
                  <svg:desc>Sheet1.C3:Sheet1.C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">
                <text:p>1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">
                <text:p>18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">
                <text:p>19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">
                <text:p>18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">
                <text:p>19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">
                <text:p>1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">
                <text:p>19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">
                <text:p>2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">
                <text:p>2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">
                <text:p>1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">
                <text:p>19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">
                <text:p>2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">
                <text:p>20</text:p>
              </table:table-cell>
              <table:table-cell office:value-type="float" office:value="430">
                <text:p>4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9.759cm" svg:height="7.23cm" xlink:href=".." xlink:type="simple" chart:class="chart:scatter" chart:style-name="ch1">
        <chart:plot-area chart:style-name="ch2" table:cell-range-address="Sheet1.F3:Sheet1.G46" svg:x="0.645cm" svg:y="0.711cm" svg:width="8.724cm" svg:height="5.955cm">
          <chartooo:coordinate-region svg:x="1.452cm" svg:y="0.91cm" svg:width="7.73cm" svg:height="5.10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G3:Sheet1.G46" chart:class="chart:scatter">
            <chart:domain table:cell-range-address="Sheet1.F3:Sheet1.F46"/>
            <chart:data-point chart:repeated="4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F3:Sheet1.F46</svg:desc>
                </draw:g>
              </table:table-cell>
              <table:table-cell office:value-type="float" office:value="0">
                <text:p>0</text:p>
                <draw:g>
                  <svg:desc>Sheet1.G3:Sheet1.G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">
                <text:p>2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">
                <text:p>3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">
                <text:p>34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">
                <text:p>3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5">
                <text:p>35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">
                <text:p>36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">
                <text:p>36</text:p>
              </table:table-cell>
              <table:table-cell office:value-type="float" office:value="430">
                <text:p>4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9.456cm" svg:height="7.23cm" xlink:href=".." xlink:type="simple" chart:class="chart:scatter" chart:style-name="ch1">
        <chart:plot-area chart:style-name="ch2" table:cell-range-address="Sheet1.J3:Sheet1.K46" svg:x="0.639cm" svg:y="0.711cm" svg:width="8.439cm" svg:height="5.955cm">
          <chartooo:coordinate-region svg:x="1.446cm" svg:y="0.91cm" svg:width="7.445cm" svg:height="5.10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K3:Sheet1.K46" chart:class="chart:scatter">
            <chart:domain table:cell-range-address="Sheet1.J3:Sheet1.J46"/>
            <chart:data-point chart:repeated="4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J3:Sheet1.J46</svg:desc>
                </draw:g>
              </table:table-cell>
              <table:table-cell office:value-type="float" office:value="0">
                <text:p>0</text:p>
                <draw:g>
                  <svg:desc>Sheet1.K3:Sheet1.K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">
                <text:p>21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">
                <text:p>2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">
                <text:p>22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">
                <text:p>23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">
                <text:p>23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">
                <text:p>23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">
                <text:p>24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">
                <text:p>2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">
                <text:p>24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">
                <text:p>24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">
                <text:p>2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">
                <text:p>2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">
                <text:p>26</text:p>
              </table:table-cell>
              <table:table-cell office:value-type="float" office:value="430">
                <text:p>43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